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b83de" officeooo:paragraph-rsid="000b83de"/>
    </style:style>
    <style:style style:name="P2" style:family="paragraph" style:parent-style-name="Text_20_body">
      <style:text-properties officeooo:rsid="000b83de" officeooo:paragraph-rsid="000b83de"/>
    </style:style>
    <style:style style:name="P3" style:family="paragraph" style:parent-style-name="Heading_20_1">
      <style:text-properties officeooo:rsid="0012af44" officeooo:paragraph-rsid="0012af44"/>
    </style:style>
    <style:style style:name="P4" style:family="paragraph" style:parent-style-name="Heading_20_2">
      <style:text-properties officeooo:rsid="0012af44" officeooo:paragraph-rsid="0012af44"/>
    </style:style>
    <style:style style:name="P5" style:family="paragraph" style:parent-style-name="Text_20_body">
      <style:text-properties officeooo:rsid="0012af44" officeooo:paragraph-rsid="0012af44"/>
    </style:style>
    <style:style style:name="P6" style:family="paragraph" style:parent-style-name="Heading_20_3">
      <style:text-properties officeooo:rsid="006de46a" officeooo:paragraph-rsid="006de46a"/>
    </style:style>
    <style:style style:name="P7" style:family="paragraph" style:parent-style-name="Text_20_body">
      <style:text-properties officeooo:rsid="006de46a" officeooo:paragraph-rsid="006de46a"/>
    </style:style>
    <style:style style:name="P8" style:family="paragraph" style:parent-style-name="Text_20_body">
      <style:text-properties style:font-name="Consolas" officeooo:rsid="006fa6b9" officeooo:paragraph-rsid="0070f09e"/>
    </style:style>
    <style:style style:name="P9" style:family="paragraph" style:parent-style-name="Text_20_body">
      <style:text-properties style:font-name="Calibri" officeooo:rsid="006fa6b9" officeooo:paragraph-rsid="006fa6b9"/>
    </style:style>
    <style:style style:name="P10" style:family="paragraph" style:parent-style-name="Text_20_body">
      <style:text-properties style:font-name="Consolas" officeooo:rsid="006fa6b9" officeooo:paragraph-rsid="006fa6b9"/>
    </style:style>
    <style:style style:name="P11" style:family="paragraph" style:parent-style-name="Text_20_body">
      <style:text-properties style:font-name="Calibri" officeooo:rsid="0070f09e" officeooo:paragraph-rsid="0070f09e"/>
    </style:style>
    <style:style style:name="P12" style:family="paragraph" style:parent-style-name="Heading_20_3">
      <style:text-properties officeooo:rsid="00137ace" officeooo:paragraph-rsid="00285847"/>
    </style:style>
    <style:style style:name="P13" style:family="paragraph" style:parent-style-name="Text_20_body" style:list-style-name="L1">
      <style:text-properties officeooo:paragraph-rsid="0029724b"/>
    </style:style>
    <style:style style:name="P14" style:family="paragraph" style:parent-style-name="Text_20_body" style:list-style-name="L1">
      <style:text-properties officeooo:paragraph-rsid="00298ad7"/>
    </style:style>
    <style:style style:name="P15" style:family="paragraph" style:parent-style-name="Text_20_body">
      <style:text-properties officeooo:rsid="00137ace" officeooo:paragraph-rsid="002ac9f3"/>
    </style:style>
    <style:style style:name="P16" style:family="paragraph" style:parent-style-name="Text_20_body" style:list-style-name="L2">
      <style:text-properties officeooo:paragraph-rsid="002b8366"/>
    </style:style>
    <style:style style:name="P17" style:family="paragraph" style:parent-style-name="Text_20_body" style:list-style-name="L2">
      <style:text-properties officeooo:rsid="002b8366" officeooo:paragraph-rsid="002b8366"/>
    </style:style>
    <style:style style:name="P18" style:family="paragraph" style:parent-style-name="Text_20_body" style:list-style-name="L2">
      <style:text-properties officeooo:rsid="002eb977" officeooo:paragraph-rsid="002eb977"/>
    </style:style>
    <style:style style:name="P19" style:family="paragraph" style:parent-style-name="Heading_20_3">
      <style:text-properties officeooo:rsid="00698067" officeooo:paragraph-rsid="00698067"/>
    </style:style>
    <style:style style:name="P20" style:family="paragraph" style:parent-style-name="Table_20_Contents">
      <style:text-properties officeooo:rsid="00382ace" officeooo:paragraph-rsid="00382ace"/>
    </style:style>
    <style:style style:name="P21" style:family="paragraph" style:parent-style-name="Table_20_Contents">
      <style:text-properties officeooo:rsid="00392811" officeooo:paragraph-rsid="00392811"/>
    </style:style>
    <style:style style:name="P22" style:family="paragraph" style:parent-style-name="Table_20_Contents">
      <style:text-properties officeooo:rsid="00392811" officeooo:paragraph-rsid="0039caa5"/>
    </style:style>
    <style:style style:name="P23" style:family="paragraph" style:parent-style-name="Table_20_Contents">
      <style:text-properties officeooo:rsid="003c61ed" officeooo:paragraph-rsid="003c61ed"/>
    </style:style>
    <style:style style:name="P24" style:family="paragraph" style:parent-style-name="Table_20_Contents">
      <style:text-properties officeooo:rsid="0064e85b" officeooo:paragraph-rsid="0064e85b"/>
    </style:style>
    <style:style style:name="P25" style:family="paragraph" style:parent-style-name="Table_20_Contents">
      <style:text-properties officeooo:rsid="00418842" officeooo:paragraph-rsid="00418842"/>
    </style:style>
    <style:style style:name="P26" style:family="paragraph" style:parent-style-name="Table_20_Contents">
      <style:text-properties officeooo:rsid="00448289" officeooo:paragraph-rsid="0046665b"/>
    </style:style>
    <style:style style:name="P27" style:family="paragraph" style:parent-style-name="Table_20_Contents">
      <style:text-properties officeooo:rsid="0046665b" officeooo:paragraph-rsid="0046665b"/>
    </style:style>
    <style:style style:name="P28" style:family="paragraph" style:parent-style-name="Table_20_Contents">
      <style:text-properties officeooo:rsid="00496d29" officeooo:paragraph-rsid="004af26d"/>
    </style:style>
    <style:style style:name="P29" style:family="paragraph" style:parent-style-name="Table_20_Contents">
      <style:text-properties officeooo:rsid="00374c6f" officeooo:paragraph-rsid="00374c6f"/>
    </style:style>
    <style:style style:name="P30" style:family="paragraph" style:parent-style-name="Text_20_body">
      <style:text-properties officeooo:rsid="003306dc" officeooo:paragraph-rsid="003306dc"/>
    </style:style>
    <style:style style:name="P31" style:family="paragraph" style:parent-style-name="Text_20_body">
      <style:text-properties officeooo:rsid="00324dbd" officeooo:paragraph-rsid="00324dbd"/>
    </style:style>
    <style:style style:name="P32" style:family="paragraph" style:parent-style-name="Text_20_body">
      <style:text-properties officeooo:paragraph-rsid="0012af44"/>
    </style:style>
    <style:style style:name="T1" style:family="text">
      <style:text-properties officeooo:rsid="001c9796"/>
    </style:style>
    <style:style style:name="T2" style:family="text">
      <style:text-properties officeooo:rsid="000d20c8"/>
    </style:style>
    <style:style style:name="T3" style:family="text">
      <style:text-properties officeooo:rsid="006fa6b9"/>
    </style:style>
    <style:style style:name="T4" style:family="text">
      <style:text-properties officeooo:rsid="0070f09e"/>
    </style:style>
    <style:style style:name="T5" style:family="text">
      <style:text-properties officeooo:rsid="007286d4"/>
    </style:style>
    <style:style style:name="T6" style:family="text">
      <style:text-properties officeooo:rsid="00771213"/>
    </style:style>
    <style:style style:name="T7" style:family="text">
      <style:text-properties officeooo:rsid="00774221"/>
    </style:style>
    <style:style style:name="T8" style:family="text">
      <style:text-properties officeooo:rsid="0077c930"/>
    </style:style>
    <style:style style:name="T9" style:family="text">
      <style:text-properties officeooo:rsid="00785d01"/>
    </style:style>
    <style:style style:name="T10" style:family="text">
      <style:text-properties officeooo:rsid="007965dd"/>
    </style:style>
    <style:style style:name="T11" style:family="text">
      <style:text-properties officeooo:rsid="0014c38a"/>
    </style:style>
    <style:style style:name="T12" style:family="text">
      <style:text-properties officeooo:rsid="0018d0f5"/>
    </style:style>
    <style:style style:name="T13" style:family="text">
      <style:text-properties officeooo:rsid="0012af44"/>
    </style:style>
    <style:style style:name="T14" style:family="text">
      <style:text-properties officeooo:rsid="00186fed"/>
    </style:style>
    <style:style style:name="T15" style:family="text">
      <style:text-properties officeooo:rsid="00195dea"/>
    </style:style>
    <style:style style:name="T16" style:family="text">
      <style:text-properties officeooo:rsid="001bad9f"/>
    </style:style>
    <style:style style:name="T17" style:family="text">
      <style:text-properties officeooo:rsid="001663aa"/>
    </style:style>
    <style:style style:name="T18" style:family="text">
      <style:text-properties officeooo:rsid="0016a02c"/>
    </style:style>
    <style:style style:name="T19" style:family="text">
      <style:text-properties officeooo:rsid="001f94f0"/>
    </style:style>
    <style:style style:name="T20" style:family="text">
      <style:text-properties officeooo:rsid="00213957"/>
    </style:style>
    <style:style style:name="T21" style:family="text">
      <style:text-properties officeooo:rsid="002695e7"/>
    </style:style>
    <style:style style:name="T22" style:family="text">
      <style:text-properties officeooo:rsid="00137ace"/>
    </style:style>
    <style:style style:name="T23" style:family="text">
      <style:text-properties officeooo:rsid="0022874b"/>
    </style:style>
    <style:style style:name="T24" style:family="text">
      <style:text-properties officeooo:rsid="00284929"/>
    </style:style>
    <style:style style:name="T25" style:family="text">
      <style:text-properties officeooo:rsid="002d6407"/>
    </style:style>
    <style:style style:name="T26" style:family="text">
      <style:text-properties officeooo:rsid="0030717c"/>
    </style:style>
    <style:style style:name="T27" style:family="text">
      <style:text-properties officeooo:rsid="00392811"/>
    </style:style>
    <style:style style:name="T28" style:family="text">
      <style:text-properties officeooo:rsid="003efeab"/>
    </style:style>
    <style:style style:name="T29" style:family="text">
      <style:text-properties officeooo:rsid="0066a46b"/>
    </style:style>
    <style:style style:name="T30" style:family="text">
      <style:text-properties officeooo:rsid="0046665b"/>
    </style:style>
    <style:style style:name="T31" style:family="text">
      <style:text-properties officeooo:rsid="0046c5e7"/>
    </style:style>
    <style:style style:name="T32" style:family="text">
      <style:text-properties officeooo:rsid="00482459"/>
    </style:style>
    <style:style style:name="T33" style:family="text">
      <style:text-properties officeooo:rsid="00487ad8"/>
    </style:style>
    <style:style style:name="T34" style:family="text">
      <style:text-properties officeooo:rsid="004da0f4"/>
    </style:style>
    <style:style style:name="T35" style:family="text">
      <style:text-properties officeooo:rsid="004b7ff9"/>
    </style:style>
    <style:style style:name="T36" style:family="text">
      <style:text-properties officeooo:rsid="004af26d"/>
    </style:style>
    <style:style style:name="T37" style:family="text">
      <style:text-properties officeooo:rsid="004bdaad"/>
    </style:style>
    <style:style style:name="T38" style:family="text">
      <style:text-properties officeooo:rsid="0056a346"/>
    </style:style>
    <style:style style:name="T39" style:family="text">
      <style:text-properties officeooo:rsid="004cfc1f"/>
    </style:style>
    <style:style style:name="T40" style:family="text">
      <style:text-properties officeooo:rsid="0050c864"/>
    </style:style>
    <style:style style:name="T41" style:family="text">
      <style:text-properties officeooo:rsid="005cdf6d"/>
    </style:style>
    <style:style style:name="T42" style:family="text">
      <style:text-properties officeooo:rsid="00594f56"/>
    </style:style>
    <style:style style:name="T43" style:family="text">
      <style:text-properties officeooo:rsid="005c98ba"/>
    </style:style>
    <style:style style:name="T44" style:family="text">
      <style:text-properties officeooo:rsid="0054258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illiam Hart</text:span><text:span text:style-name="T2"> </text:span>Engine: Discussion of Desig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index-body>
      </text:table-of-content>
      <text:h text:style-name="P3" text:outline-level="1">General Design</text:h>
      <text:h text:style-name="P4" text:outline-level="2">Core Architecture</text:h>
      <text:p text:style-name="P5">I used ECS because the tutorial said to do that. I believe aside from being – imo – nicer to manager compared to inheritance everywhere, it may be more memory/storage efficient – something about using a vector to store all the components.</text:p>
      <text:h text:style-name="P6" text:outline-level="3">Entity / System Interaction</text:h>
      <text:p text:style-name="P7">Currently Entities have Components that hold data and have an update / draw method that gets overriden for specific component implementations (i.e. Spatial/Input components). Then in the main update loop all entities have their update() method called which then calls the update method for each of their components.<text:line-break/><text:span text:style-name="T3">I’m considering a change which make for a more entity / system divide, where components are purely attribute focused, and in the main update loop it calls all registered systems and passes them a group of entities that fit they system’s criteria to call methods on (i.e. a visitor pattern)<text:line-break/>So instead of </text:span></text:p>
      <text:p text:style-name="P8">for (Entity*&amp; e : entities){<text:line-break/><text:tab/>e→ update() -&gt; <text:span text:style-name="T4">{<text:line-break/><text:tab/><text:tab/>for(component) component→update()</text:span></text:p>
      <text:p text:style-name="P8"><text:span text:style-name="T4"><text:tab/>}</text:span><text:line-break/>}</text:p>
      <text:p text:style-name="P9">it would go</text:p>
      <text:p text:style-name="P10">for (System*&amp; s : registeredSystems){<text:line-break/><text:tab/>s→update(groups[s→id]) <text:s/>-&gt; <text:span text:style-name="T4">{<text:line-break/><text:tab/><text:tab/>for(entity) method(entity.data)<text:line-break/><text:tab/>}</text:span><text:line-break/>}</text:p>
      <text:p text:style-name="P9">or something. <text:span text:style-name="T4">This would require all update() methods be moved into Classes inheriting from the System class.</text:span></text:p>
      <text:p text:style-name="P11">I think the method call time/numbers would go something like TotalEntityCount<text:span text:style-name="T5">x</text:span>EntityComponentsx1 to TotalSystemCountxEntityGroupSize x1 <text:line-break/><text:span text:style-name="T6">not really sure what this is in big O notation: </text:span><text:span text:style-name="T7">O(NxN.M) → O(MxM.N)? </text:span><text:span text:style-name="T8">And then entities must be </text:span><text:soft-page-break/><text:span text:style-name="T8">sorted for their respective systems. This seems nice from a de-coupling point of view </text:span><text:span text:style-name="T9">(maybe???)</text:span><text:span text:style-name="T8"> but I t</text:span><text:span text:style-name="T10">hi</text:span><text:span text:style-name="T8">nk its an overcomplication. </text:span></text:p>
      <text:h text:style-name="P4" text:outline-level="2">Game Events</text:h>
      <text:h text:style-name="P12" text:outline-level="3">Core Function</text:h>
      <text:p text:style-name="Text_20_body">In order to have stuff in the game react to other stuff in the game I decided to implement an event system mimicking how I believe the SDL_Event system works. Essentially how I want it to work is: </text:p>
      <text:list text:style-name="L1">
        <text:list-item>
          <text:p text:style-name="P13"><text:span text:style-name="T11"><text:s/></text:span><text:span text:style-name="T12">something is trying to happen</text:span><text:span text:style-name="T13"> </text:span><text:span text:style-name="T11">(damage, move, use action, </text:span><text:span text:style-name="T14">etc.</text:span><text:span text:style-name="T11">)</text:span><text:span text:style-name="T13"> </text:span><text:span text:style-name="T15">but instead of just doing it, create an event for it, to allow things to </text:span><text:span text:style-name="T16">react to it.</text:span></text:p>
        </text:list-item>
        <text:list-item>
          <text:p text:style-name="P13"><text:span text:style-name="T17">queue WHE_Event with WHE_QueueEvent() </text:span><text:span text:style-name="T18">and store returned value (the event in the queue)</text:span></text:p>
        </text:list-item>
        <text:list-item>
          <text:p text:style-name="P14"><text:span text:style-name="T13">fill out relevant data manually (i.e. </text:span><text:span text:style-name="T19">event type, </text:span><text:span text:style-name="T20">damage, distance, etc.</text:span><text:span text:style-name="T13">).</text:span></text:p>
        </text:list-item>
      </text:list>
      <text:p text:style-name="P15">Then in the update loop: </text:p>
      <text:list text:style-name="L2">
        <text:list-item>
          <text:p text:style-name="P16"><text:span text:style-name="T21">call </text:span><text:span text:style-name="T22">handleGameEvents() which </text:span><text:span text:style-name="T21">loops on</text:span><text:span text:style-name="T22"> </text:span><text:span text:style-name="T23">WHE_PollEvent()</text:span><text:span text:style-name="T22"> </text:span><text:span text:style-name="T24">until no more events.</text:span></text:p>
        </text:list-item>
        <text:list-item>
          <text:p text:style-name="P17">For each event polled: loop through all event listeners until one of them deprecates it<text:span text:style-name="T25">*</text:span></text:p>
        </text:list-item>
        <text:list-item>
          <text:p text:style-name="P18">When loop is finished and event is not deprecated, finalise it from the WHE_Events file <text:span text:style-name="T26">(i.e. actually move/deal damage/etc.)</text:span></text:p>
        </text:list-item>
      </text:list>
      <text:h text:style-name="P19" text:outline-level="3" text:is-list-header="true"/>
      <table:table table:name="Table1" table:style-name="Table1">
        <table:table-column table:style-name="Table1.A"/>
        <table:table-column table:style-name="Table1.B" table:number-columns-repeated="3"/>
        <table:table-row>
          <table:table-cell table:style-name="Table1.A1" office:value-type="string">
            <text:p text:style-name="P20">Issues</text:p>
          </table:table-cell>
          <table:table-cell table:style-name="Table1.A1" office:value-type="string">
            <text:p text:style-name="P20">Thoughts/<text:span text:style-name="T27">Discussion</text:span></text:p>
          </table:table-cell>
          <table:table-cell table:style-name="Table1.A1" office:value-type="string">
            <text:p text:style-name="P20"><text:span text:style-name="T27">Proposed </text:span>Solution</text:p>
          </table:table-cell>
          <table:table-cell table:style-name="Table1.D1" office:value-type="string">
            <text:p text:style-name="P21">Current Solution</text:p>
          </table:table-cell>
        </table:table-row>
        <table:table-row>
          <table:table-cell table:style-name="Table1.A2" office:value-type="string">
            <text:p text:style-name="P21">Going over the top with what is an event and what isn’t</text:p>
          </table:table-cell>
          <table:table-cell table:style-name="Table1.A2" office:value-type="string">
            <text:p text:style-name="P22">Currently I’m thinking that when the engine is used for a larger scale game it might just be too slow.</text:p>
            <text:p text:style-name="P23">It may be that event processing doesn’t take up as much time as I worry it does but it still feels wrong. <text:s/>Some examples of event overdoing:</text:p>
            <text:p text:style-name="P22"><text:line-break/>MoveEvents: Say there’s an item that charges up when you move, that means entities need MoveEvents, and that means that if there were, say 100 creatures all moving, all creating <text:span text:style-name="T28">move</text:span>events every game tick, that is bare minimum 100 event processes every tick because the item must listen to every moveevent and check if the creature moving is the one that owns it.</text:p>
          </table:table-cell>
          <table:table-cell table:style-name="Table1.A2" office:value-type="string">
            <text:p text:style-name="P24">Change the gameEventQueue to a map of gameEventQueues? <text:line-break/><text:line-break/><text:span text:style-name="T29">Instead of WHE_QueueEvent() it would be specifically WHE_QueueEvent(EventType)</text:span></text:p>
          </table:table-cell>
          <table:table-cell table:style-name="Table1.D2" office:value-type="string">
            <text:p text:style-name="P20"/>
          </table:table-cell>
        </table:table-row>
        <table:table-row>
          <table:table-cell table:style-name="Table1.A2" office:value-type="string">
            <text:p text:style-name="P25">Event handler priority</text:p>
          </table:table-cell>
          <table:table-cell table:style-name="Table1.A2" office:value-type="string">
            <text:p text:style-name="P26">Say a player has 3 passive effects, all on the same cooldown.<text:line-break/>1 negates damage, 1 negates and reflects, and 1 halves damage.<text:line-break/><text:line-break/><text:span text:style-name="T30">If a player takes dmg, currently it depends on which order they equipped those effects to determine which gets used first.</text:span></text:p>
            <text:p text:style-name="P26"><text:span text:style-name="T30">1. If the negate was equipped first, it will </text:span><text:span text:style-name="T31">hear the event first and</text:span><text:span text:style-name="T30"> negate the effect, and no other effects will be used this instance.</text:span></text:p>
            <text:p text:style-name="P27"><text:soft-page-break/>2. If neg+ref was equipped, s<text:span text:style-name="T32">imilar outcome</text:span><text:line-break/>3. But if half is first, it gets used and the neg or neg+ref gets used too <text:span text:style-name="T33">since there is still dmg to negate<text:line-break/><text:line-break/></text:span><text:span text:style-name="T34">I need to be able to have them listen in order of priority or have some sort of decision method. If one has priority over another, I also need to determine if they stack and if so make sure they go in the correct order.</text:span></text:p>
          </table:table-cell>
          <table:table-cell table:style-name="Table1.A2" office:value-type="string">
            <text:p text:style-name="P28">A priority system. <text:span text:style-name="T35">Would be number wise.</text:span><text:line-break/><text:span text:style-name="T36">I think an enum would be be</text:span><text:span text:style-name="T37">st</text:span><text:span text:style-name="T36">, </text:span><text:span text:style-name="T37">so </text:span><text:span text:style-name="T38">then</text:span><text:span text:style-name="T37"> I can name the priorities for clarity and have it automatically alter priorities if I add one in between.</text:span><text:span text:style-name="T36"><text:line-break/><text:line-break/></text:span><text:span text:style-name="T35">I need to be able to consider all</text:span> <text:span text:style-name="T39">chiming-in modifiers together though. </text:span><text:span text:style-name="T40">So when listening to an event, all modifiers should be added to a list, then compared priority-wise. <text:line-break/></text:span><text:soft-page-break/><text:span text:style-name="T41">When comparing same-priority non-stacking modifiers, compare their values to use better one.</text:span><text:span text:style-name="T40"><text:line-break/>Then if </text:span><text:span text:style-name="T42">there are multiple</text:span><text:span text:style-name="T40"> </text:span><text:span text:style-name="T43">executing modifiers</text:span><text:span text:style-name="T40"> (i.e. flat and % dmg reduction) make sure they go in the correct order </text:span><text:span text:style-name="T44">(flat, then %)</text:span><text:span text:style-name="T40">.</text:span></text:p>
          </table:table-cell>
          <table:table-cell table:style-name="Table1.D2" office:value-type="string">
            <text:p text:style-name="Table_20_Contents"/>
          </table:table-cell>
        </table:table-row>
        <table:table-row>
          <table:table-cell table:style-name="Table1.A2" office:value-type="string">
            <text:p text:style-name="P29">P much just allows for stuff to react to stuff without having to be directly told about it, i.e. decoupling</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0"/>
      <text:p text:style-name="P31"/>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3:53:52.682000000</meta:creation-date>
    <meta:generator>LibreOffice/25.2.4.3$Windows_X86_64 LibreOffice_project/33e196637044ead23f5c3226cde09b47731f7e27</meta:generator>
    <dc:date>2025-07-18T00:24:52.129023200</dc:date>
    <meta:editing-duration>PT6H13M20S</meta:editing-duration>
    <meta:editing-cycles>75</meta:editing-cycles>
    <meta:document-statistic meta:table-count="1" meta:image-count="0" meta:object-count="0" meta:page-count="4" meta:paragraph-count="38" meta:word-count="817" meta:character-count="4838" meta:non-whitespace-character-count="4039"/>
  </office:meta>
</office:document-meta>
</file>